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style:font-name-asian="Times New Roman1" style:font-size-asian="36pt" style:font-name-complex="Times New Roman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0pt" fo:font-weight="bold" style:font-name-asian="Times New Roman1" style:font-size-asian="30pt" style:font-weight-asian="bold" style:font-name-complex="Times New Roman1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>
        <style:tab-stops>
          <style:tab-stop style:position="6.5in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 style:list-style-name="WWNum15">
      <style:paragraph-properties fo:margin-left="1in" fo:margin-right="0in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text-indent="-0.25in" style:auto-text-indent="false"/>
    </style:style>
    <style:style style:name="P10" style:family="paragraph" style:parent-style-name="Standard" style:list-style-name="WWNum17">
      <style:paragraph-properties fo:margin-left="1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2" style:family="paragraph" style:parent-style-name="Standard" style:list-style-name="WWNum6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 style:list-style-name="WWNum16">
      <style:paragraph-properties fo:margin-left="1in" fo:margin-right="0in" fo:text-indent="-0.25in" style:auto-text-indent="false"/>
    </style:style>
    <style:style style:name="P15" style:family="paragraph" style:parent-style-name="Standard" style:list-style-name="WWNum5">
      <style:paragraph-properties fo:margin-left="1in" fo:margin-right="0in" fo:text-indent="-0.25in" style:auto-text-indent="false"/>
    </style:style>
    <style:style style:name="P16" style:family="paragraph" style:parent-style-name="Standard" style:list-style-name="WWNum9">
      <style:paragraph-properties fo:margin-left="1in" fo:margin-right="0in" fo:text-indent="-0.25in" style:auto-text-indent="false"/>
    </style:style>
    <style:style style:name="P17" style:family="paragraph" style:parent-style-name="Standard" style:list-style-name="WWNum12">
      <style:paragraph-properties fo:margin-left="1in" fo:margin-right="0in" fo:text-indent="-0.25in" style:auto-text-indent="false"/>
    </style:style>
    <style:style style:name="P18" style:family="paragraph" style:parent-style-name="Standard" style:list-style-name="WWNum13">
      <style:paragraph-properties fo:margin-left="1in" fo:margin-right="0in" fo:text-indent="-0.25in" style:auto-text-indent="false"/>
    </style:style>
    <style:style style:name="P19" style:family="paragraph" style:parent-style-name="Standard" style:list-style-name="WWNum8">
      <style:paragraph-properties fo:margin-left="1in" fo:margin-right="0in" fo:text-indent="-0.25in" style:auto-text-indent="false"/>
    </style:style>
    <style:style style:name="P20" style:family="paragraph" style:parent-style-name="Standard" style:list-style-name="WWNum3">
      <style:paragraph-properties fo:margin-left="1in" fo:margin-right="0in" fo:text-indent="-0.25in" style:auto-text-indent="false"/>
    </style:style>
    <style:style style:name="P21" style:family="paragraph" style:parent-style-name="Standard" style:list-style-name="WWNum4">
      <style:paragraph-properties fo:margin-left="1in" fo:margin-right="0in" fo:text-indent="-0.25in" style:auto-text-indent="false"/>
    </style:style>
    <style:style style:name="P22" style:family="paragraph" style:parent-style-name="Standard" style:list-style-name="WWNum14">
      <style:paragraph-properties fo:margin-left="1in" fo:margin-right="0in" fo:text-indent="-0.25in" style:auto-text-indent="false"/>
    </style:style>
    <style:style style:name="P23" style:family="paragraph" style:parent-style-name="Standard" style:list-style-name="WWNum7">
      <style:paragraph-properties fo:margin-left="1in" fo:margin-right="0in" fo:text-indent="-0.25in" style:auto-text-indent="false"/>
    </style:style>
    <style:style style:name="P24" style:family="paragraph" style:parent-style-name="Standard" style:list-style-name="WWNum11">
      <style:paragraph-properties fo:margin-left="1in" fo:margin-right="0in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text-indent="0.5in" style:auto-text-indent="false"/>
    </style:style>
    <style:style style:name="P27" style:family="paragraph" style:parent-style-name="Standard">
      <style:paragraph-properties fo:margin-left="0in" fo:margin-right="0in" fo:text-indent="0.5in" style:auto-text-indent="false"/>
    </style:style>
    <style:style style:name="P28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36pt" style:font-name-asian="Times New Roman1" style:font-size-asian="36pt" style:font-name-complex="Times New Roman1" style:font-size-complex="36pt"/>
    </style:style>
    <style:style style:name="T1" style:family="text">
      <style:text-properties style:font-name="Times New Roman" fo:font-size="36pt" fo:font-weight="bold" style:font-name-asian="Times New Roman1" style:font-size-asian="36pt" style:font-weight-asian="bold" style:font-name-complex="Times New Roman1" style:font-size-complex="36pt"/>
    </style:style>
    <style:style style:name="T2" style:family="text">
      <style:text-properties style:font-name="Times New Roman" fo:font-size="30pt" fo:font-weight="bold" style:font-name-asian="Times New Roman1" style:font-size-asian="30pt" style:font-weight-asian="bold" style:font-name-complex="Times New Roman1" style:font-size-complex="30pt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"/>
      <text:p text:style-name="P5"><text:span text:style-name="T1">ECE 4723: Embedded Systems</text:span></text:p>
      <text:p text:style-name="P5"><text:span text:style-name="T2">Spring 2019</text:span></text:p>
      <text:p text:style-name="P2"/>
      <text:p text:style-name="P2"/>
      <text:p text:style-name="P5"><text:span text:style-name="T3">Lab 2</text:span></text:p>
      <text:p text:style-name="P5"><text:span text:style-name="T3">ESOS and the ECE 4723/6723 Target Board</text:span></text:p>
      <text:p text:style-name="P3"/>
      <text:p text:style-name="P3"/>
      <text:p text:style-name="P3"/>
      <text:p text:style-name="P5"><text:span text:style-name="T3">Authors:</text:span></text:p>
      <text:p text:style-name="P5"><text:span text:style-name="T4">Christian Bush, Spencer Callicott, Will Carroll,</text:span></text:p>
      <text:p text:style-name="P5"><text:span text:style-name="T4">Landon Casey, Jack Fletcher</text:span></text:p>
      <text:p text:style-name="P3"/>
      <text:p text:style-name="P5"><text:span text:style-name="T4">{cbb330, sc2257, woc17, lec426, jdf469}@msstate.edu</text:span></text:p>
      <text:p text:style-name="P3"/>
      <text:p text:style-name="P4"/>
      <text:p text:style-name="P3"/>
      <text:p text:style-name="P3"/>
      <text:p text:style-name="P3"/>
      <text:p text:style-name="P5"><text:span text:style-name="T4">1/26/2019</text:span></text:p>
      <text:p text:style-name="Heading_20_1"><text:bookmark text:name="_ansz9u5rj649"/>Board Assembly Procedure</text:p>
      <text:p text:style-name="Heading_20_2"><text:bookmark text:name="_z2k997hzorit"/>STEP 1: Power</text:p>
      <text:p text:style-name="Standard"><text:span text:style-name="T6"><text:tab/>LM2937 </text:span></text:p>
      <text:list xml:id="list2719294977" text:style-name="WWNum15">
        <text:list-item>
          <text:p text:style-name="P8"><text:soft-page-break/><text:span text:style-name="T6">Solder three terminals, as well as the heat sink to the heat plate pads on the reverse side.</text:span></text:p>
        </text:list-item>
        <text:list-item>
          <text:p text:style-name="P8"><text:span text:style-name="T6">Check continuity between heat plate and the heat sink using a multimeter with probes between the heat plates on the reverse side and the heat sink on the chip. </text:span></text:p>
        </text:list-item>
        <text:list-item>
          <text:p text:style-name="P8"><text:span text:style-name="T6">Confirm that pin 1 of the chip is connected to pad C of the JP1 pin junction.</text:span></text:p>
        </text:list-item>
      </text:list>
      <text:p text:style-name="Standard"><text:span text:style-name="T6"><text:tab/>C6</text:span></text:p>
      <text:list xml:id="list4112256103" text:style-name="WWNum2">
        <text:list-item>
          <text:p text:style-name="P9"><text:span text:style-name="T6">Solder on 0.1uF capacitor.</text:span></text:p>
        </text:list-item>
        <text:list-item>
          <text:p text:style-name="P9"><text:span text:style-name="T6">Check continuity between positive pad between C6 and pad C of JP1.</text:span></text:p>
        </text:list-item>
        <text:list-item>
          <text:p text:style-name="P9"><text:span text:style-name="T6">Check continuity between negative pad between C6 and ground.</text:span></text:p>
        </text:list-item>
      </text:list>
      <text:p text:style-name="Standard"><text:span text:style-name="T6"><text:tab/>C7</text:span></text:p>
      <text:list xml:id="list3525782605" text:style-name="WWNum17">
        <text:list-item>
          <text:p text:style-name="P10"><text:span text:style-name="T6">Solder on 10uF capacitor.</text:span></text:p>
        </text:list-item>
        <text:list-item>
          <text:p text:style-name="P10"><text:span text:style-name="T6">Check continuity between positive pad of C7 and pin 3 of LM2937.</text:span></text:p>
        </text:list-item>
        <text:list-item>
          <text:p text:style-name="P10"><text:span text:style-name="T6">Check continuity between negative pad of C7 and ground.</text:span></text:p>
        </text:list-item>
      </text:list>
      <text:p text:style-name="P25"><text:span text:style-name="T6"><text:tab/>R1</text:span></text:p>
      <text:list xml:id="list2354310516" text:style-name="WWNum10">
        <text:list-item>
          <text:p text:style-name="P11"><text:span text:style-name="T6">Solder on 1.5k Ohm resistor.</text:span></text:p>
        </text:list-item>
        <text:list-item>
          <text:p text:style-name="P11"><text:span text:style-name="T6">Check continuity between pin 3 of LSM2937 to input of R1. </text:span></text:p>
        </text:list-item>
      </text:list>
      <text:p text:style-name="P25"><text:span text:style-name="T6"><text:tab/>3.3V Power LED</text:span></text:p>
      <text:list xml:id="list593407787" text:style-name="WWNum6">
        <text:list-item>
          <text:p text:style-name="P12"><text:span text:style-name="T6">Discover cathode pad for LED by using continuity test between the pads and ground. </text:span></text:p>
        </text:list-item>
        <text:list-item>
          <text:p text:style-name="P12"><text:span text:style-name="T6">Solder on Green LED. </text:span></text:p>
        </text:list-item>
        <text:list-item>
          <text:p text:style-name="P12"><text:span text:style-name="T6">Check continuity between anode of LED and output of R1.</text:span></text:p>
        </text:list-item>
      </text:list>
      <text:p text:style-name="P26"><text:span text:style-name="T6"><office:annotation office:name="__Annotation__49_3380674512"><dc:creator>Will Carroll</dc:creator><dc:date>2019-01-28T21:28:50</dc:date><text:p><text:span text:style-name="T10">These may should go under the MCU section</text:span></text:p></office:annotation></text:span><text:span text:style-name="T6">C1, C2, C3, C4, C5</text:span></text:p>
      <text:list xml:id="list171543735" text:style-name="WWNum1">
        <text:list-item>
          <text:p text:style-name="P13"><text:span text:style-name="T6">Check continuity between all input pads and 3.3V.</text:span></text:p>
        </text:list-item>
        <text:list-item>
          <text:p text:style-name="P13"><text:span text:style-name="T6">Check continuity between all output pads and ground.</text:span><office:annotation-end office:name="__Annotation__49_3380674512"/></text:p>
        </text:list-item>
      </text:list>
      <text:p text:style-name="Heading_20_2"><text:bookmark text:name="_z2k997hzorit1"/>STEP 2: MCU</text:p>
      <text:p text:style-name="Standard"><text:span text:style-name="T6"><text:tab/>dsPIC33EP512GP806</text:span></text:p>
      <text:list xml:id="list575374351" text:style-name="WWNum16">
        <text:list-item>
          <text:p text:style-name="P14"><text:span text:style-name="T6">Ensure the circle in the MCU is placed over the circle printed on the PCB.</text:span></text:p>
        </text:list-item>
        <text:list-item>
          <text:p text:style-name="P14"><text:span text:style-name="T6">Ensure that all footprints line up on the PCB, and solder the MCU.</text:span></text:p>
        </text:list-item>
      </text:list>
      <text:p text:style-name="P25"><text:span text:style-name="T6"><text:tab/></text:span></text:p>
      <text:p text:style-name="P25"><text:soft-page-break/><text:span text:style-name="T8">STEP 3: MCU Output LEDs</text:span></text:p>
      <text:p text:style-name="Standard"><text:span text:style-name="T6"><text:tab/>LED1</text:span></text:p>
      <text:list xml:id="list1970819074" text:style-name="WWNum5">
        <text:list-item>
          <text:p text:style-name="P15"><text:span text:style-name="T6">Discover cathode pad for LED by using continuity test between the pads and ground. </text:span></text:p>
        </text:list-item>
        <text:list-item>
          <text:p text:style-name="P15"><text:span text:style-name="T6">Solder on Red LED.</text:span></text:p>
        </text:list-item>
        <text:list-item>
          <text:p text:style-name="P15"><text:span text:style-name="T6">Check continuity between anode of LED and output pad of R2</text:span></text:p>
        </text:list-item>
      </text:list>
      <text:p text:style-name="Standard"><text:span text:style-name="T6"><text:tab/>LED2</text:span></text:p>
      <text:list xml:id="list165839637626366" text:continue-numbering="true" text:style-name="WWNum5">
        <text:list-item>
          <text:p text:style-name="P15"><text:span text:style-name="T6">Discover cathode pad for LED by using continuity test between the pads and ground. </text:span></text:p>
        </text:list-item>
        <text:list-item>
          <text:p text:style-name="P15"><text:span text:style-name="T6">Solder on Yellow LED.</text:span></text:p>
        </text:list-item>
        <text:list-item>
          <text:p text:style-name="P15"><text:span text:style-name="T6">Check continuity between anode of LED and output pad of R3</text:span></text:p>
        </text:list-item>
      </text:list>
      <text:p text:style-name="Standard"><text:span text:style-name="T6"><text:tab/>LED3</text:span></text:p>
      <text:list xml:id="list165841117805810" text:continue-numbering="true" text:style-name="WWNum5">
        <text:list-item>
          <text:p text:style-name="P15"><text:span text:style-name="T6">Discover anode pad for LED by using continuity test between the pads and output pad of R4. </text:span></text:p>
        </text:list-item>
        <text:list-item>
          <text:p text:style-name="P15"><text:span text:style-name="T6">Solder on Green LED.</text:span></text:p>
        </text:list-item>
        <text:list-item>
          <text:p text:style-name="P15"><text:span text:style-name="T6">Check continuity between cathode of LED and input to MCU LED3 signal.</text:span></text:p>
        </text:list-item>
      </text:list>
      <text:p text:style-name="P25"><text:span text:style-name="T6"><text:tab/>R2</text:span></text:p>
      <text:list xml:id="list720003250" text:style-name="WWNum9">
        <text:list-item>
          <text:p text:style-name="P16"><text:span text:style-name="T6">Solder on 1.5k Ohm resistor.</text:span></text:p>
        </text:list-item>
        <text:list-item>
          <text:p text:style-name="P16"><text:span text:style-name="T6">Check continuity between input of resistor and output of MCU LED1 signal.</text:span></text:p>
        </text:list-item>
        <text:list-item>
          <text:p text:style-name="P16"><text:span text:style-name="T6">Check continuity between output of resistor and cathode of LED1.</text:span></text:p>
        </text:list-item>
      </text:list>
      <text:p text:style-name="P25"><text:span text:style-name="T6"><text:tab/>R3</text:span></text:p>
      <text:list xml:id="list165841128985043" text:continue-numbering="true" text:style-name="WWNum9">
        <text:list-item>
          <text:p text:style-name="P16"><text:span text:style-name="T6">Solder on 1.5k Ohm resistor.</text:span></text:p>
        </text:list-item>
        <text:list-item>
          <text:p text:style-name="P16"><text:span text:style-name="T6">Check continuity between input of resistor and output of MCU LED1 signal.</text:span></text:p>
        </text:list-item>
        <text:list-item>
          <text:p text:style-name="P16"><text:span text:style-name="T6">Check continuity between output of resistor and cathode of LED2.</text:span></text:p>
        </text:list-item>
      </text:list>
      <text:p text:style-name="P25"><text:span text:style-name="T6"><text:tab/>R4</text:span></text:p>
      <text:list xml:id="list165839719746700" text:continue-numbering="true" text:style-name="WWNum9">
        <text:list-item>
          <text:p text:style-name="P16"><text:span text:style-name="T6">Solder on 1.5k Ohm resistor.</text:span></text:p>
        </text:list-item>
        <text:list-item>
          <text:p text:style-name="P16"><text:span text:style-name="T6">Check continuity between input of resistor and 3.3V.</text:span></text:p>
        </text:list-item>
        <text:list-item>
          <text:p text:style-name="P16"><text:span text:style-name="T6">Check continuity between output of resistor and cathode of LED3.</text:span></text:p>
        </text:list-item>
      </text:list>
      <text:p text:style-name="Heading_20_2"><text:bookmark text:name="_z2k997hzorit2"/>STEP 4: MCU Serial Connection to PC (FTDI - MCU)</text:p>
      <text:p text:style-name="P26"><text:soft-page-break/><text:span text:style-name="T6">FTDI</text:span></text:p>
      <text:list xml:id="list2231478791" text:style-name="WWNum12">
        <text:list-item>
          <text:p text:style-name="P17"><text:span text:style-name="T6">Cut 6 pins off of the 40 pin part in the kit.</text:span></text:p>
        </text:list-item>
        <text:list-item>
          <text:p text:style-name="P17"><text:span text:style-name="T6">Solder on the 6 pin header.</text:span></text:p>
        </text:list-item>
        <text:list-item>
          <text:p text:style-name="P17"><text:span text:style-name="T6">Check continuity between MCUTX and MCURX <text:s/>pin headers (4,5) and MCUTX and MCURX pins on MCU.</text:span></text:p>
        </text:list-item>
        <text:list-item>
          <text:p text:style-name="P17"><text:span text:style-name="T6">Check continuity between USB5V pin header and JB1 pad 1. </text:span></text:p>
        </text:list-item>
        <text:list-item>
          <text:p text:style-name="P17"><text:span text:style-name="T6">Check continuity between Ground pin header and ground.</text:span></text:p>
        </text:list-item>
      </text:list>
      <text:p text:style-name="Heading_20_2"><text:bookmark text:name="_z2k997hzorit3"/>STEP 5: MCU Programming (ICSP)</text:p>
      <text:p text:style-name="Standard"><text:span text:style-name="T6"><text:tab/>SV1</text:span></text:p>
      <text:list xml:id="list165839843236645" text:continue-numbering="true" text:style-name="WWNum12">
        <text:list-item>
          <text:p text:style-name="P17"><text:span text:style-name="T6">Cut 6 pins off of the 40 pin part in the kit.</text:span></text:p>
        </text:list-item>
        <text:list-item>
          <text:p text:style-name="P17"><text:span text:style-name="T6">Solder on the 6 pin header.</text:span></text:p>
        </text:list-item>
        <text:list-item>
          <text:p text:style-name="P17"><text:span text:style-name="T6">Check continuity between MCLR, VICP, PGED, PGEC, and PGLVP pin headers (1,2,4,5,6) and their respective pins on the MCU.</text:span></text:p>
        </text:list-item>
        <text:list-item>
          <text:p text:style-name="P17"><text:span text:style-name="T6">Check continuity between Ground pin header and ground.</text:span></text:p>
        </text:list-item>
      </text:list>
      <text:p text:style-name="Heading_20_2"><text:bookmark text:name="_z2k997hzorit4"/>STEP 6: MCU Inputs (SW1, SW2, SW3, RPG1, and POT)</text:p>
      <text:p text:style-name="Standard"><text:tab/>SW1</text:p>
      <text:list xml:id="list1771150875" text:style-name="WWNum13">
        <text:list-item>
          <text:p text:style-name="P18"><text:span text:style-name="T6">Discover correct input of SW1 by testing continuity between SW1 MCU pin and pads of SW1 footprint.</text:span></text:p>
        </text:list-item>
        <text:list-item>
          <text:p text:style-name="P18">Solder the SPST switch.</text:p>
        </text:list-item>
        <text:list-item>
          <text:p text:style-name="P18">Check continuity between the output of SW1 and ground.</text:p>
        </text:list-item>
      </text:list>
      <text:p text:style-name="Standard"><text:tab/>SW2</text:p>
      <text:list xml:id="list4004231121" text:style-name="WWNum8">
        <text:list-item>
          <text:p text:style-name="P19"><text:span text:style-name="T6">Discover correct input of SW2 by testing continuity between SW2 MCU pin and pads of SW2 footprint.</text:span></text:p>
        </text:list-item>
        <text:list-item>
          <text:p text:style-name="P19">Solder the SPST switch.</text:p>
        </text:list-item>
        <text:list-item>
          <text:p text:style-name="P19">Check continuity between the output of SW2 and ground.</text:p>
        </text:list-item>
      </text:list>
      <text:p text:style-name="P26"><text:span text:style-name="T6"><office:annotation office:name="__Annotation__140_3380674512"><dc:creator>Will Carroll</dc:creator><dc:date>2019-01-28T21:31:12</dc:date><text:p><text:span text:style-name="T10">Should go under MCU</text:span></text:p></office:annotation></text:span><text:span text:style-name="T6">RESET switch</text:span></text:p>
      <text:list xml:id="list1768328975" text:style-name="WWNum3">
        <text:list-item>
          <text:p text:style-name="P20"><text:span text:style-name="T6">Solder on SPST switch.</text:span></text:p>
        </text:list-item>
        <text:list-item>
          <text:p text:style-name="P20"><text:span text:style-name="T6">Check continuity between output of R0 and input of switch.</text:span></text:p>
        </text:list-item>
        <text:list-item>
          <text:p text:style-name="P20"><text:span text:style-name="T6">Check continuity between switch and ground.</text:span></text:p>
        </text:list-item>
      </text:list>
      <text:p text:style-name="Standard"><text:span text:style-name="T6"><text:tab/>C0</text:span></text:p>
      <text:list xml:id="list2267171131" text:style-name="WWNum4">
        <text:list-item>
          <text:p text:style-name="P21"><text:soft-page-break/><text:span text:style-name="T6">Solder on 10uF capacitor.</text:span></text:p>
        </text:list-item>
        <text:list-item>
          <text:p text:style-name="P21"><text:span text:style-name="T6">Check continuity between VCAP output on MCU and input of C0</text:span></text:p>
        </text:list-item>
        <text:list-item>
          <text:p text:style-name="P21"><text:span text:style-name="T6">Check continuity between VCAP MCU pin and pads of C0 footprint.</text:span></text:p>
        </text:list-item>
        <text:list-item>
          <text:p text:style-name="P21"><text:span text:style-name="T6">Check continuity between output of C0 and ground.</text:span></text:p>
        </text:list-item>
      </text:list>
      <text:p text:style-name="Standard"><text:span text:style-name="T6"><text:tab/>R0</text:span></text:p>
      <text:list xml:id="list836406180" text:style-name="WWNum14">
        <text:list-item>
          <text:p text:style-name="P22"><text:span text:style-name="T6">Solder on 10k Ohm resistor.</text:span></text:p>
        </text:list-item>
        <text:list-item>
          <text:p text:style-name="P22"><text:span text:style-name="T6">Check continuity between output of R0 and RESET switch footprint.</text:span><office:annotation-end office:name="__Annotation__140_3380674512"/></text:p>
        </text:list-item>
      </text:list>
      <text:list xml:id="list165840750157524" text:continue-list="list4004231121" text:style-name="WWNum8">
        <text:list-item>
          <text:p text:style-name="P19"><text:span text:style-name="T6"><office:annotation office:name="__Annotation__144_3380674512"><dc:creator>Will Carroll</dc:creator><dc:date>2019-01-28T21:31:12</dc:date><text:p><text:span text:style-name="T10">Should go under MCU</text:span></text:p></office:annotation></text:span><text:span text:style-name="T6">Check continuity between 3.3V MCU pin and pads of R0 footprint.</text:span><office:annotation-end office:name="__Annotation__144_3380674512"/></text:p>
        </text:list-item>
      </text:list>
      <text:p text:style-name="Standard"><text:tab/>S0</text:p>
      <text:list xml:id="list1590487810" text:style-name="WWNum7">
        <text:list-item>
          <text:p text:style-name="P23">Solder the rotary encoder.</text:p>
        </text:list-item>
        <text:list-item>
          <text:p text:style-name="P23">Check continuity between the SW3 pad and the SW3 MCU pin.</text:p>
        </text:list-item>
        <text:list-item>
          <text:p text:style-name="P23">Check continuity between RPGA/B pads and the RPGA/B MCU pins.</text:p>
        </text:list-item>
        <text:list-item>
          <text:p text:style-name="P23">Check continuity between ground pad and ground.</text:p>
        </text:list-item>
      </text:list>
      <text:p text:style-name="Standard"><text:tab/>POT</text:p>
      <text:list xml:id="list2005271369" text:style-name="WWNum11">
        <text:list-item>
          <text:p text:style-name="P24">Solder potentiometer.</text:p>
        </text:list-item>
        <text:list-item>
          <text:p text:style-name="P24">Check continuity between 3.3V footprint pad and 3.3V.</text:p>
        </text:list-item>
        <text:list-item>
          <text:p text:style-name="P24">Check continuity between VPOT footprint pad and VPOT MCU pin.</text:p>
        </text:list-item>
        <text:list-item>
          <text:p text:style-name="P24">Check continuity between ground footprint pad and ground.</text:p>
        </text:list-item>
      </text:list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20pt" style:font-name-asian="Times New Roman1" style:font-family-asian="'Times New Roman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Team $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4" style:page-layout-name="Mpm3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111" meta:word-count="839" meta:character-count="4448" meta:non-whitespace-character-count="3755"/>
    <meta:generator>LibreOfficeDev/6.0.5.2$Linux_X86_64 LibreOffice_project/</meta:generator>
  </office:meta>
</office:document-meta>
</file>